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332F59135F6FEF8D4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451cm" svg:x="0.308cm" svg:y="0.111cm">
          <draw:image xlink:href="Pictures/10000000000003CE00000332F59135F6FEF8D4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09:58:39.856829768</meta:creation-date>
    <dc:date>2019-09-24T10:27:38.012003329</dc:date>
    <meta:editing-duration>PT20M32S</meta:editing-duration>
    <meta:editing-cycles>4</meta:editing-cycles>
    <meta:generator>LibreOffice/5.1.6.2$Linux_X86_64 LibreOffice_project/10m0$Build-2</meta:generator>
    <meta:document-statistic meta:object-count="1"/>
  </office:meta>
</office:document-meta>
</file>